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8b92" officeooo:paragraph-rsid="00118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rows 18</text:p>
      <text:p text:style-name="P1">.cols 6</text:p>
      <text:p text:style-name="P1">.names x1 x2 x3 x4 x5 x6</text:p>
      <text:p text:style-name="P1">1 1 1 1 1 1</text:p>
      <text:p text:style-name="P1">0 - - 1 - - </text:p>
      <text:p text:style-name="P1">0 - 1 - 1 -</text:p>
      <text:p text:style-name="P1">- 0 - 1 - - </text:p>
      <text:p text:style-name="P1">- 0 1 - 1 -</text:p>
      <text:p text:style-name="P1">1 0 - - - - </text:p>
      <text:p text:style-name="P1">1 - 0 - - -</text:p>
      <text:p text:style-name="P1">1 - - 0 - -</text:p>
      <text:p text:style-name="P1">- - 1 0 - -</text:p>
      <text:p text:style-name="P1">- 1 - 0 1 1</text:p>
      <text:p text:style-name="P1">1 - - - 0 -</text:p>
      <text:p text:style-name="P1">1 - - - - 0</text:p>
      <text:p text:style-name="P1">- - 1 - - 0</text:p>
      <text:p text:style-name="P1">1 1 - - - -</text:p>
      <text:p text:style-name="P1">1 - 1 1 - -</text:p>
      <text:p text:style-name="P1">- - 1 - 1 -</text:p>
      <text:p text:style-name="P1">- 1 - - 1 1</text:p>
      <text:p text:style-name="P1">- - - 1 - 1</text:p>
      <text:p text:style-name="P1">.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22:04:48.720715330</dc:date>
    <meta:document-statistic meta:table-count="0" meta:image-count="0" meta:object-count="0" meta:page-count="1" meta:paragraph-count="22" meta:word-count="120" meta:character-count="242" meta:non-whitespace-character-count="141"/>
    <meta:generator>LibreOffice/4.2.8.2$Linux_X86_64 LibreOffice_project/420m0$Build-2</meta:generator>
  </office:meta>
</office:document-meta>
</file>